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2451980048330161641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529125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460 ft. <text:s/>The first 5K on the Green Jewel 50K goes steadily upward with and elevation gain of about 46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7"/>
      <text:list xml:id="list35520065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4T15:33:47.21</dc:date>
    <dc:creator>James Lombardi</dc:creator>
    <meta:editing-duration>P3DT1H12M46S</meta:editing-duration>
    <meta:editing-cycles>267</meta:editing-cycles>
    <meta:generator>OpenOffice/4.1.2$Win32 OpenOffice.org_project/412m3$Build-9782</meta:generator>
    <meta:document-statistic meta:table-count="0" meta:image-count="0" meta:object-count="0" meta:page-count="12" meta:paragraph-count="250" meta:word-count="3334" meta:character-count="16217"/>
  </office:meta>
</office:document-meta>
</file>